
<file path=META-INF/manifest.xml><?xml version="1.0" encoding="utf-8"?>
<manifest:manifest xmlns:manifest="urn:oasis:names:tc:opendocument:xmlns:manifest:1.0" manifest:version="1.4">
  <manifest:file-entry manifest:full-path="/" manifest:media-type="application/vnd.oasis.opendocument.text"/>
  <manifest:file-entry manifest:full-path="content.xml" manifest:media-type="text/xml"/>
  <manifest:file-entry manifest:full-path="Configurations2/" manifest:media-type=""/>
  <manifest:file-entry manifest:full-path="styles.xml" manifest:media-type="text/xml"/>
  <manifest:file-entry manifest:full-path="manifest.rdf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META-INF/manifes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xlink="http://www.w3.org/1999/xlink" xmlns:table="urn:oasis:names:tc:opendocument:xmlns:table:1.0" xmlns:draw="urn:oasis:names:tc:opendocument:xmlns:drawing:1.0" office:version="1.4">
  <office:body>
    <office:text>
      <text:h text:style-name="Heading_20_1" text:outline-level="1">MODEL - COMMISSION DELEGATED REGULATION</text:h>
      <text:h text:style-name="Heading_20_2" text:outline-level="2">of ...</text:h>
      <text:h text:style-name="Heading_20_3" text:outline-level="3">supplementing Regulation (EU) 2024/2847</text:h>
      <text:p text:style-name="Quotations"><text:span text:style-name="Strong_20_Emphasis">Status:</text:span> working draft for discussion purposes (non-official).</text:p>
      <text:p text:style-name="Text_20_body"><text:span text:style-name="Strong_20_Emphasis">THE EUROPEAN COMMISSION,</text:span></text:p>
      <text:p text:style-name="Text_20_body">Having regard to the Treaty on the Functioning of the European Union,</text:p>
      <text:p text:style-name="OJWhereasLabel">Whereas:</text:p>
      <text:p text:style-name="OJRecital">(1) This is an example recital to check heading, paragraph, and numbering layout.</text:p>
      <text:p text:style-name="OJRecital">(2) This second recital is used to inspect spacing and line wrapping in the generated ODT.</text:p>
      <text:h text:style-name="Heading_20_2" text:outline-level="2">Article 1 - Subject Matter</text:h>
      <text:list text:style-name="LOrdered">
        <text:list-item>
          <text:p text:style-name="Text_20_body">This is a numbered paragraph in the article body.</text:p>
        </text:list-item>
        <text:list-item>
          <text:p text:style-name="Text_20_body">This is another numbered paragraph to inspect text flow.</text:p>
        </text:list-item>
      </text:list>
      <text:list text:style-name="L1">
        <text:list-item>
          <text:p text:style-name="Text_20_body">First bullet item</text:p>
        </text:list-item>
        <text:list-item>
          <text:p text:style-name="Text_20_body">Second bullet item</text:p>
        </text:list-item>
      </text:list>
      <text:p text:style-name="OJSeparator">---</text:p>
      <text:p text:style-name="OJSignatureLine">For the Commission</text:p>
      <text:p text:style-name="OJSignatureTitle">The Presi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xmlns:xlink="http://www.w3.org/1999/xlink" xmlns:number="urn:oasis:names:tc:opendocument:xmlns:datastyle:1.0" xmlns:svg="urn:oasis:names:tc:opendocument:xmlns:svg-compatible:1.0" xmlns:of="urn:oasis:names:tc:opendocument:xmlns:of:1.2" office:version="1.4">
  <office:font-face-decls>
    <style:font-face style:name="Times New Roman" svg:font-family="'Times New Roman'"/>
    <style:font-face style:name="Liberation Mono" svg:font-family="'Liberation Mono'"/>
  </office:font-face-decls>
  <office:styles>
    <style:default-style style:family="paragraph">
      <style:paragraph-properties fo:line-height="120%"/>
      <style:text-properties style:font-name="Times New Roman" fo:font-size="10.5pt"/>
    </style:default-style>
    <style:default-style style:family="text">
      <style:text-properties style:font-name="Times New Roman" fo:font-size="10.5pt"/>
    </style:default-style>
    <style:style style:name="Standard" style:family="paragraph" style:class="text"/>
    <style:style style:name="Text_20_body" style:family="paragraph" style:parent-style-name="Standard">
      <style:paragraph-properties fo:text-align="justify" fo:margin-top="0cm" fo:margin-bottom="0.14cm"/>
      <style:text-properties style:font-name="Times New Roman" fo:font-size="10.5pt"/>
    </style:style>
    <style:style style:name="Heading_20_1" style:family="paragraph" style:parent-style-name="Standard" style:class="text">
      <style:paragraph-properties fo:text-align="center" fo:margin-top="0.9cm" fo:margin-bottom="0.7cm"/>
      <style:text-properties style:font-name="Times New Roman" fo:font-size="14pt" fo:font-weight="bold" fo:text-transform="uppercase"/>
    </style:style>
    <style:style style:name="Heading_20_2" style:family="paragraph" style:parent-style-name="Standard" style:class="text">
      <style:paragraph-properties fo:text-align="center" fo:margin-top="0.45cm" fo:margin-bottom="0.18cm"/>
      <style:text-properties style:font-name="Times New Roman" fo:font-size="12pt" fo:font-weight="bold"/>
    </style:style>
    <style:style style:name="Heading_20_3" style:family="paragraph" style:parent-style-name="Standard" style:class="text">
      <style:paragraph-properties fo:text-align="center" fo:margin-top="0.08cm" fo:margin-bottom="0.45cm"/>
      <style:text-properties style:font-name="Times New Roman" fo:font-size="11pt" fo:font-weight="bold"/>
    </style:style>
    <style:style style:name="Quotations" style:family="paragraph" style:parent-style-name="Text_20_body">
      <style:paragraph-properties fo:margin-left="0.75cm" fo:margin-right="0.75cm" fo:text-align="justify"/>
    </style:style>
    <style:style style:name="OJWhereasLabel" style:family="paragraph" style:parent-style-name="Text_20_body">
      <style:paragraph-properties fo:margin-top="0.14cm" fo:margin-bottom="0.1cm" fo:text-align="start"/>
      <style:text-properties fo:font-weight="normal"/>
    </style:style>
    <style:style style:name="OJRecital" style:family="paragraph" style:parent-style-name="Text_20_body">
      <style:paragraph-properties fo:margin-left="0.72cm" fo:text-indent="-0.52cm" fo:margin-bottom="0.11cm" fo:text-align="justify"/>
    </style:style>
    <style:style style:name="OJSeparator" style:family="paragraph" style:parent-style-name="Text_20_body">
      <style:paragraph-properties fo:text-align="center" fo:margin-top="0.12cm" fo:margin-bottom="0.12cm"/>
    </style:style>
    <style:style style:name="OJSignatureLine" style:family="paragraph" style:parent-style-name="Text_20_body">
      <style:paragraph-properties fo:text-align="end" fo:margin-top="0.35cm" fo:margin-bottom="0.08cm"/>
      <style:text-properties fo:font-style="italic"/>
    </style:style>
    <style:style style:name="OJSignatureTitle" style:family="paragraph" style:parent-style-name="Text_20_body">
      <style:paragraph-properties fo:text-align="end" fo:margin-top="0cm" fo:margin-bottom="0.16cm"/>
    </style:style>
    <style:style style:name="Preformatted_20_Text" style:family="paragraph" style:parent-style-name="Text_20_body">
      <style:paragraph-properties fo:text-align="start" fo:margin-left="0.55cm" fo:background-color="#f4f4f4"/>
      <style:text-properties style:font-name="Liberation Mono" fo:font-size="9.5pt"/>
    </style:style>
    <style:style style:name="OJHeader" style:family="paragraph" style:parent-style-name="Standard">
      <style:paragraph-properties fo:text-align="start" fo:padding-bottom="0.05cm" fo:border-bottom="0.03cm solid #000000"/>
      <style:text-properties style:font-name="Times New Roman" fo:font-size="8.5pt"/>
    </style:style>
    <style:style style:name="OJFooter" style:family="paragraph" style:parent-style-name="Standard">
      <style:paragraph-properties fo:text-align="start" fo:padding-top="0.05cm" fo:border-top="0.03cm solid #000000"/>
      <style:text-properties style:font-name="Times New Roman" fo:font-size="8.5pt"/>
    </style:style>
    <style:style style:name="Emphasis" style:family="text">
      <style:text-properties fo:font-style="italic"/>
    </style:style>
    <style:style style:name="Strong_20_Emphasis" style:family="text">
      <style:text-properties fo:font-weight="bold"/>
    </style:style>
    <style:style style:name="Source_20_Text" style:family="text">
      <style:text-properties style:font-name="Liberation Mono" fo:font-size="9.5pt"/>
    </style:style>
    <style:style style:name="Internet_20_link" style:family="text">
      <style:text-properties fo:color="#000080" style:text-underline-style="solid" style:text-underline-width="auto" style:text-underline-color="font-color"/>
    </style:style>
    <text:list-style style:name="L1">
      <text:list-level-style-bullet text:level="1" text:bullet-char="-">
        <style:list-level-properties text:space-before="0.6cm" text:min-label-width="0.38cm"/>
      </text:list-level-style-bullet>
    </text:list-style>
    <text:list-style style:name="LOrdered">
      <text:list-level-style-number text:level="1" style:num-format="1" style:num-suffix=")">
        <style:list-level-properties text:space-before="0.75cm" text:min-label-width="0.48cm"/>
      </text:list-level-style-number>
    </text:list-style>
  </office:styles>
  <office:automatic-styles>
    <style:page-layout style:name="pm1">
      <style:page-layout-properties fo:page-width="21cm" fo:page-height="29.7cm" style:print-orientation="portrait" fo:margin-top="2.1cm" fo:margin-bottom="1.9cm" fo:margin-left="2.2cm" fo:margin-right="2.2cm"/>
      <style:header-style>
        <style:header-footer-properties fo:min-height="0.85cm" fo:margin-left="0cm" fo:margin-right="0cm" fo:margin-bottom="0.22cm"/>
      </style:header-style>
      <style:footer-style>
        <style:header-footer-properties fo:min-height="0.55cm" fo:margin-left="0cm" fo:margin-right="0cm" fo:margin-top="0.2cm"/>
      </style:footer-style>
    </style:page-layout>
    <style:style style:name="TableStyle" style:family="table"/>
    <style:style style:name="PHeaderTabs" style:family="paragraph" style:parent-style-name="OJHeader">
      <style:paragraph-properties>
        <style:tab-stops>
          <style:tab-stop style:position="1.6cm"/>
          <style:tab-stop style:position="8.5cm"/>
          <style:tab-stop style:position="16.4cm" style:type="right"/>
        </style:tab-stops>
      </style:paragraph-properties>
    </style:style>
    <style:style style:name="PFooterRight" style:family="paragraph" style:parent-style-name="OJFooter">
      <style:paragraph-properties fo:text-align="end"/>
    </style:style>
  </office:automatic-styles>
  <office:master-styles>
    <style:master-page style:name="Standard" style:page-layout-name="pm1">
      <style:header>
        <text:p text:style-name="PHeaderTabs">L 145/<text:page-number/><text:tab/>EN<text:tab/>Official Journal of the European Union<text:tab/>4.6.2019</text:p>
      </style:header>
      <style:footer>
        <text:p text:style-name="PFooterRight">Page <text:page-number/> / <text:page-count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6:48:44.9036447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4.2$Linux_X86_64 LibreOffice_project/580$Build-2</meta:generator>
  </office:meta>
</office:document-meta>
</file>